
<file path=META-INF/manifest.xml><?xml version="1.0" encoding="utf-8"?>
<manifest:manifest xmlns:manifest="urn:oasis:names:tc:opendocument:xmlns:manifest:1.0" manifest:version="1.2">
  <manifest:file-entry manifest:media-type="application/vnd.oasis.opendocument.text" manifest:full-path="/"/>
  <manifest:file-entry manifest:media-type="text/xml" manifest:full-path="content.xml"/>
</manifest:manifest>
</file>

<file path=content.xml><?xml version="1.0" encoding="utf-8"?>
<office:document-content xmlns:office="urn:oasis:names:tc:opendocument:xmlns:office:1.0" xmlns:text="urn:oasis:names:tc:opendocument:xmlns:text:1.0" xmlns:style="urn:oasis:names:tc:opendocument:xmlns:style:1.0" xmlns:fo="urn:oasis:names:tc:opendocument:xmlns:xsl-fo-compatible:1.0" xmlns:table="urn:oasis:names:tc:opendocument:xmlns:table:1.0" xmlns:draw="urn:oasis:names:tc:opendocument:xmlns:drawing:1.0" xmlns:xlink="http://www.w3.org/1999/xlink" xmlns:svg="urn:oasis:names:tc:opendocument:xmlns:svg-compatible:1.0" office:version="1.2">
  <office:automatic-styles>
    <style:style style:name="p7" style:family="paragraph">
      <style:paragraph-properties fo:margin-top="9pt" fo:margin-bottom="9pt"/>
    </style:style>
    <style:style style:name="s4" style:family="section">
      <style:section-properties/>
    </style:style>
    <style:style style:name="c5" style:family="text">
      <style:text-properties fo:font-family="Sans"/>
    </style:style>
    <style:style style:name="c26" style:family="text">
      <style:text-properties fo:font-family="Sans"/>
    </style:style>
    <style:style style:name="c27" style:family="text">
      <style:text-properties fo:font-family="Sans"/>
    </style:style>
    <style:style style:name="p24" style:family="paragraph">
      <style:paragraph-properties fo:keep-together="true"/>
    </style:style>
    <style:style style:name="c25" style:family="text">
      <style:text-properties fo:font-family="Sans"/>
    </style:style>
    <style:style style:name="c30" style:family="text">
      <style:text-properties fo:font-family="Sans"/>
    </style:style>
    <style:style style:name="c31" style:family="text">
      <style:text-properties fo:font-family="Sans"/>
    </style:style>
    <style:style style:name="c28" style:family="text">
      <style:text-properties fo:font-family="Sans"/>
    </style:style>
    <style:style style:name="c29" style:family="text">
      <style:text-properties fo:font-family="Sans"/>
    </style:style>
    <style:style style:name="c18" style:family="text">
      <style:text-properties fo:font-family="Sans"/>
    </style:style>
    <style:style style:name="c19" style:family="text">
      <style:text-properties fo:font-family="Sans"/>
    </style:style>
    <style:style style:name="c16" style:family="text">
      <style:text-properties fo:font-family="Sans"/>
    </style:style>
    <style:style style:name="c17" style:family="text">
      <style:text-properties fo:font-family="monospace"/>
    </style:style>
    <style:style style:name="p22" style:family="paragraph">
      <style:paragraph-properties fo:margin-top="9pt" fo:keep-together="true"/>
    </style:style>
    <style:style style:name="p23" style:family="paragraph">
      <style:paragraph-properties fo:margin-bottom="9pt" fo:keep-together="true"/>
    </style:style>
    <style:style style:name="c20" style:family="text">
      <style:text-properties fo:font-family="Sans"/>
    </style:style>
    <style:style style:name="c10" style:family="text">
      <style:text-properties fo:font-family="Sans"/>
    </style:style>
    <style:style style:name="c11" style:family="text">
      <style:text-properties fo:font-family="Sans"/>
    </style:style>
    <style:style style:name="c8" style:family="text">
      <style:text-properties fo:font-family="Sans"/>
    </style:style>
    <style:style style:name="c9" style:family="text">
      <style:text-properties fo:font-family="Sans"/>
    </style:style>
    <style:style style:name="c34" style:family="text">
      <style:text-properties fo:font-family="Sans"/>
    </style:style>
    <style:style style:name="c14" style:family="text">
      <style:text-properties fo:font-family="Sans"/>
    </style:style>
    <style:style style:name="p35" style:family="paragraph">
      <style:paragraph-properties fo:margin-top="12pt" fo:margin-bottom="9pt"/>
    </style:style>
    <style:style style:name="c15" style:family="text">
      <style:text-properties fo:font-family="Sans"/>
    </style:style>
    <style:style style:name="c32" style:family="text">
      <style:text-properties fo:font-family="Sans"/>
    </style:style>
    <style:style style:name="c12" style:family="text">
      <style:text-properties fo:font-family="Sans"/>
    </style:style>
    <style:style style:name="c33" style:family="text">
      <style:text-properties fo:font-family="Sans"/>
    </style:style>
    <style:style style:name="c13" style:family="text">
      <style:text-properties fo:font-family="Sans"/>
    </style:style>
    <style:style style:name="c36" style:family="text">
      <style:text-properties fo:font-weight="bold" fo:font-family="Sans"/>
    </style:style>
    <style:style style:name="p3" style:family="paragraph">
      <style:paragraph-properties fo:margin-top="9pt" fo:margin-bottom="9pt"/>
    </style:style>
    <style:style style:name="c0" style:family="text">
      <style:text-properties fo:font-family="Sans"/>
    </style:style>
    <style:style style:name="c37" style:family="text">
      <style:text-properties fo:font-weight="bold" fo:font-family="Sans"/>
    </style:style>
  </office:automatic-styles>
  <office:body>
    <office:text>
      <text:p text:style-name="p3"><text:span text:style-name="c0">После определенных событий, произошедших за последние несколько месяцев, начал задумываться о замене телевидения себе и своим близким. Очевидно самый простой вариант это покупка ТВ приставки с Android на борту, однако взглянув на цены и предлагаемое железо, идея отпала. </text:span><text:span>
          <draw:frame draw:name="https://user-images.githubusercontent.com/20460747/168292897-e17152e8-9c2d-40b6-8fb1-faf96f6f4f11.png"/>
        </text:span></text:p>
      <text:p text:style-name="p7"><text:span text:style-name="c0">Активация смарт-тв не актуальна ибо в моей модели телевизора смарт-тв просто нет. Остается последний вариант, это мини-пк который будет подключен к телевизору и показывать ютуб , или видосы с семейной библиотеки.</text:span></text:p>
      <text:p text:style-name="p7"><text:span text:style-name="c0">Встала довольна сложная задачка, за скромные деньги прикупить мини-пк , однако решение нашлось быстро на б.у рынке за разумные деньги можно прикупить тонкий клиент.. </text:span><text:span>
          <draw:frame draw:name="https://user-images.githubusercontent.com/20460747/168289770-501ff233-39d0-4c0f-9ecd-0921d83ff87d.png"/>
        </text:span></text:p>
      <text:p text:style-name="p7"><text:span text:style-name="c0">Получив клиент не стал церемонится и полез к нему под капот. </text:span><text:span>
          <draw:frame draw:name="https://user-images.githubusercontent.com/20460747/168289797-f427022f-dcd1-4617-8e19-a7de668a8073.png"/>
        </text:span></text:p>
      <text:p text:style-name="p7"><text:span text:style-name="c0">Под капотом все стандартно, SATA для подключение штатного накопителя и еще один для подключения внешнего. Брусок алюминия на процессоре для охлаждения и ноутбучная DDR3 память. </text:span><text:span>
          <draw:frame draw:name="https://user-images.githubusercontent.com/20460747/168289857-5eccbd3a-4c28-499b-b0cf-09b98e9ec16f.png"/>
        </text:span></text:p>
      <text:p text:style-name="p7"><text:span text:style-name="c0">Прикупив SSD на 120GB по типу Kingston A400 , и поставить его вместо штатного на 16GB. </text:span><text:span>
          <draw:frame draw:name="https://user-images.githubusercontent.com/20460747/168289877-d6cf0972-8776-475c-9c0d-98461832a827.png"/>
        </text:span><text:span text:style-name="c0"> Винт на 500GB от Toshiba. </text:span><text:span>
          <draw:frame draw:name="https://user-images.githubusercontent.com/20460747/168289992-1821fda7-b371-4db7-a07a-6d306162a5d5.png"/>
        </text:span></text:p>
      <text:p text:style-name="p7"><text:span text:style-name="c0">В результате мы получаем очень неплохой ПК, с 4GB оперативки 120GB SSD и 500GB винтом. Для ТВ-приставки то что нужно.</text:span></text:p>
      <text:p text:style-name="p7"><text:span text:style-name="c0">Подключаем клиент к монитору и запускаемся. Убедимся что не убили своими руками клиент.</text:span></text:p>
      <text:p text:style-name="p7"><text:span text:style-name="c0">На мониторе виден BIOS значит оно живое. </text:span><text:span>
          <draw:frame draw:name="https://user-images.githubusercontent.com/20460747/168290001-753714e4-725b-410f-a908-ea1f458f9eaa.png"/>
        </text:span></text:p>
      <text:p text:style-name="p7"><text:span text:style-name="c0">Внешний вид всего этого безобразия: </text:span><text:span>
          <draw:frame draw:name="https://user-images.githubusercontent.com/20460747/168290011-91fe2404-fcee-4d96-a094-31fb7f751047.png"/>
        </text:span></text:p>
      <text:p text:style-name="p7"><text:span text:style-name="c0">На этом все и начнем подготовку программной части. Переходим на основную машину с VirtualBox именно там мы подготовим систему для установки на клиента. Думаю не для кого не секрет что на подобные клиенты просится Linux,следовательно за основу был выбран популярный дистрибутив Debian. Выкачав оригинальный образ ставим консольную версию!</text:span></text:p>
      <text:p text:style-name="p7"><text:span>
          <draw:frame draw:name="https://user-images.githubusercontent.com/20460747/168290034-cf38ada0-bc07-45a6-b881-77e115c1b87b.png"/>
        </text:span></text:p>
      <text:p text:style-name="p7"><text:span text:style-name="c0">После ребута, накатил htop и любуемся чистенькой системой без мусора. </text:span><text:span>
          <draw:frame draw:name="https://user-images.githubusercontent.com/20460747/168290107-395a7163-3ea9-4d1f-acb7-440820b4ecde.png"/>
        </text:span></text:p>
      <text:p text:style-name="p7"><text:span text:style-name="c0">Но так как телевизор это все таки про удобный GUI, нужно накатить какой-нибудь DE. Лично я выбрал OpenBox за его легковесность и возможности кастомизации. Впрочем не забываем про sddm , нам нужен еще и дисплейный менеджер. И ставим еще эмулятор терминала я лично выбрал kitty мне он кажется самым удобным., он нам пригодится. Устанавливается все командой: </text:span><text:span text:style-name="c17">sudo apt install openbox sddm kitty</text:span><text:span text:style-name="c0"> Перезагружаемся и видим черный экран с курсором. Отлично, то что нужно , у нас на руках максимально чистая система. </text:span><text:span>
          <draw:frame draw:name="https://user-images.githubusercontent.com/20460747/168290183-b4817227-18a5-44ac-81ac-6ed9fb2c089c.png"/>
        </text:span></text:p>
      <text:p text:style-name="p7"><text:span text:style-name="c0">Открываем терминал и продолжаем,нужно что-то похожее на файловый менеджер , чтобы можно было управлять файлами на нашем клиенте, выбор пал на thunar, ибо у меня был опыт его настройки.</text:span></text:p>
      <text:p text:style-name="p7"><text:span>
          <draw:frame draw:name="https://user-images.githubusercontent.com/20460747/168290241-fedd20ed-5d73-4023-854d-f5c0c36f6b5e.png"/>
        </text:span></text:p>
      <text:p text:style-name="p7"><text:span text:style-name="c0">Отлично, мы можем посмотреть что у нас на диске. Настало вложить главный функционал а именно возможность смотреть youtube,читать bbc или загуглить что-то с телевизора. А это значит что нам нужен браузер, и тут выбор к сожалению один - Google Chrome. Ибо в Firefox нет такой синхронизации, и есть мелкие косяки по типу не рабочего DRM и если будете смотреть что-то через Netflix или Amazon будет напрягать. </text:span><text:span>
          <draw:frame draw:name="https://user-images.githubusercontent.com/20460747/168290284-6a4d45c0-e7c7-47c3-a557-64e262e3a788.png"/>
        </text:span></text:p>
      <text:p text:style-name="p7"><text:span text:style-name="c0">Едим дальше, скорее всего нужно будет удаленно управлять телевизором, читаю необходимым накатить дашборд как например cockpit. Ставим по инструкции с офф.сайта:</text:span></text:p>
      <text:p text:style-name="p22"><text:span text:style-name="c17">. /etc/os-release</text:span></text:p>
      <text:p text:style-name="p24"><text:span text:style-name="c17">echo "deb http://deb.debian.org/debian ${VERSION_CODENAME}-backports main" &gt; \</text:span></text:p>
      <text:p text:style-name="p24"><text:span text:style-name="c17">
          <text:s text:c="4"/>/etc/apt/sources.list.d/backports.list</text:span></text:p>
      <text:p text:style-name="p24"><text:span text:style-name="c17">apt update</text:span></text:p>
      <text:p text:style-name="p24"/>
      <text:p text:style-name="p24"><text:span text:style-name="c17">apt install -t ${VERSION_CODENAME}-backports cockpit</text:span></text:p>
      <text:p text:style-name="p24"/>
      <text:p text:style-name="p23"/>
      <text:p text:style-name="p7"><text:span text:style-name="c0">Открываем браузер и вводим localhost:9090 </text:span><text:span>
          <draw:frame draw:name="https://user-images.githubusercontent.com/20460747/168290314-7c49fbd8-8594-4237-aeb9-e1035f1707bc.png"/>
        </text:span></text:p>
      <text:p text:style-name="p7"><text:span text:style-name="c0">Вот такая картина у нас перед глазами, вводим параметры учетки и входим в админку. Едим дальше, наверное так как у нас не 16GB, а чуть больше мы уже можем скачивать торренты и смотреть на прямо телевизоре ( не агитирую пираство, можно найти и то что раздается свободно.) в качестве торрент качалки будет использоваться qbittorrent. </text:span><text:span>
          <draw:frame draw:name="https://user-images.githubusercontent.com/20460747/168290353-1f070618-f0f4-4876-a5cb-c99908b89e35.png"/>
        </text:span></text:p>
      <text:p text:style-name="p7"><text:span text:style-name="c0">И лезем в настройки нам неплохо бы включить веб-интерфейс. Ставим пароль на админку больше чем 6 символов </text:span><text:span>
          <draw:frame draw:name="https://user-images.githubusercontent.com/20460747/168290378-195b8926-e4f9-4ef2-a5a8-9578ffb94eb0.png"/>
        </text:span></text:p>
      <text:p text:style-name="p7"><text:span text:style-name="c0">И сразу же проверим в браузере. </text:span><text:span>
          <draw:frame draw:name="https://user-images.githubusercontent.com/20460747/168290425-247ff0c8-7e0f-4273-a336-85a7cf748795.png"/>
        </text:span></text:p>
      <text:p text:style-name="p7"><text:span text:style-name="c0">Отлично, торренты есть, теперь их надо как-то проигрывать, думаю отличным решением будет старый добрый kodi.</text:span></text:p>
      <text:p text:style-name="p7"><text:span text:style-name="c0">Отлично, оно работает едим дальше. Неплохо бы сюда добавить ютуб и возможность читать BBC, а заодно зашифровать весь трафик через VPN. Начнем с VPN: ставим через </text:span><text:span text:style-name="c17">sudo apt install openvpn</text:span><text:span text:style-name="c0"> А далее надо поставить на настройку надо ним которая даст нам GUI, я лично выбрал open-source решение под названием pritunil , оно позволяет через GUI настраивать VPN подключение. Однако никто не запрещает вам подключится через SSH и настроить VPN. </text:span><text:span>
          <draw:frame draw:name="https://user-images.githubusercontent.com/20460747/168290495-c103aeba-b6c0-4e34-8f86-e4d3b9c0d45e.png"/>
        </text:span></text:p>
      <text:p text:style-name="p7"><text:span text:style-name="c0">Для просмотра Youtube на телевизоре был выбран проект под названием Nativefier-YouTube-on-TV-for-Desktop. Он с открытым исходным кодом и выложен на GitHub. Так как проект не имеет ни репозитория ни пакета для установки, просто распакуем папку в /opt/youtube-app и напишем скрипт однострочник в /usr/bin который по команде youtube будет поднимать наш бинарник. Но думаю лучшим вариантом это создать символическую ссылку на бинарник.</text:span></text:p>
      <text:p text:style-name="p7"><text:span text:style-name="c0">Дальше дело за малым, а именно создать BBC веб клиента. Так как хотелось создать самое легковесное решение этим решением стал wry. Исходный код взят из документации из wry смысла приводить его не вижу, если есть желание можете посмотреть в репозитории проекта. Скачиваем бинарник из релизов, и просто копируем его в /usr/bin. Теперь по команде bbc в консоле он будет открыватся. Однако он потребует немного зависимостей и нам надо будет их установить. </text:span><text:span text:style-name="c17">apt install libwebkit2gtk-4.0-dev libayatana-appindicator3-dev</text:span><text:span text:style-name="c0"> Запускаем и видим:<text:tab/>
          <text:line-break/></text:span><text:span>
          <draw:frame draw:name="https://user-images.githubusercontent.com/20460747/168290552-e8ab0d23-9ec2-4a14-854e-b4923a66fce3.png"/>
        </text:span></text:p>
      <text:p text:style-name="p7"><text:span text:style-name="c0">И было бы неплохо настроить лаунчер для всего этого дела. Из последнего релиза выкачиваем .deb пакет и скачиваем его. Далее устанавливаем, и введя в терминал команду </text:span><text:span text:style-name="c17">launcher</text:span><text:span text:style-name="c0"> наблюдаем запуск лаунчера. </text:span><text:span>
          <draw:frame draw:name="https://user-images.githubusercontent.com/20460747/168290582-c5435b86-373b-4182-b3c6-6ef7318c1c58.png"/>
        </text:span></text:p>
      <text:p text:style-name="p7"><text:span text:style-name="c0">Осталось сделать удаленное управление. Здесь думаю наилучшим решением будет мини-трекпад и клавиатура со свистком USB. </text:span><text:span>
          <draw:frame draw:name="https://user-images.githubusercontent.com/20460747/168290618-1b1f11f6-36e4-446f-9615-70ca287d1d68.png"/>
        </text:span></text:p>
      <text:p text:style-name="p7"><text:span text:style-name="c0">Однако можно и обойтись и смартфоном с сенсорным экраном, однако для этого оба устройства должны быть в одной локальной сети. Впрочем функция полезная будущем ну неплохо бы добавить.</text:span></text:p>
      <text:p text:style-name="p7"><text:span text:style-name="c0">А теперь неплохо бы настроить себе автологин.Вводить пароль для входа в телевизор, такое себе. Так как у нас установлен тут sddm, надо создать конфиг по пути /usr/lib/sddm/sddm.conf.d/autologin с содержанием: ``` [Autologin] User=user Session=openbox</text:span></text:p>
      <text:p text:style-name="p22"><text:span text:style-name="c17"> где user это имя учетки в которую логинимся, а session это название нашего установленного DE.</text:span></text:p>
      <text:p text:style-name="p24"/>
      <text:p text:style-name="p24"><text:span text:style-name="c17"> Осталось дело за малым! Добавить лаунчер в автозагрузку чтобы после запуска системы открывался именно он. Так как в качестве DE у нас выбран openbox лезем в .config и создаем папку openbox , куда положим файлик autostart. </text:span></text:p>
      <text:p text:style-name="p24"><text:span text:style-name="c17"> В файл укажем полный путь до лаунчера : /usr/bin/launcher! Перезагружаемся, и видим лаунчер перед глазами! Отлично, мы почти у цели!</text:span></text:p>
      <text:p text:style-name="p24"><text:span text:style-name="c17"> Возможно вы заметили, все операции были сделаны в VirtualBox. И не случайно!</text:span></text:p>
      <text:p text:style-name="p24"><text:span text:style-name="c17"> Теперь у нас есть файлы виртуальной машины. И теперь их .vdi мы сделаем .img образ при помощи которого будем заливать систему на тонкие клиенты.</text:span></text:p>
      <text:p text:style-name="p24"><text:span text:style-name="c17"> Воспользуемся штатным VBoxManage и командой :</text:span></text:p>
      <text:p text:style-name="p24"><text:span text:style-name="c17"> ```</text:span></text:p>
      <text:p text:style-name="p24"><text:span text:style-name="c17"> VBoxManage clonemedium --format RAW Debian.vdi debian.img</text:span></text:p>
      <text:p text:style-name="p24"><text:span text:style-name="c17"> ```</text:span></text:p>
      <text:p text:style-name="p24"><text:span text:style-name="c17">На выходе получаем .img файл.</text:span></text:p>
      <text:p text:style-name="p24"/>
      <text:p text:style-name="p24"/>
      <text:p text:style-name="p24"><text:span text:style-name="c17"> Теперь его нужно сжать, 55 ГБ никуда не годится. <text:s/></text:span></text:p>
      <text:p text:style-name="p24"><text:span text:style-name="c17"> ![Pasted image 20220511224813](https://user-images.githubusercontent.com/20460747/168291008-a77d4b8b-2c5c-4d77-9d9d-55ffa96d2848.png)</text:span></text:p>
      <text:p text:style-name="p24"><text:span text:style-name="c17"> Грузимся с livecd, и сожмем основной раздел до 10GB. <text:s/></text:span></text:p>
      <text:p text:style-name="p24"><text:span text:style-name="c17"> ![Pasted image 20220512090623](https://user-images.githubusercontent.com/20460747/168291285-ea019795-d1e1-4967-b272-9131e7b8e420.png)</text:span></text:p>
      <text:p text:style-name="p24"><text:span text:style-name="c17"> Удалим штатный swap, и создаем новый.</text:span></text:p>
      <text:p text:style-name="p24"/>
      <text:p text:style-name="p24"><text:span text:style-name="c17">И увидим кучу ошибок в консоле. Не паникуем, нам просто надо указать системе где искать swap. Лезем в консоль и командой ```lsblk -f``` узнаем новые UUID разделов. Дальше заходим в /etc/fstab и корректируем значения там новые которые мы только что узнали. </text:span></text:p>
      <text:p text:style-name="p24"/>
      <text:p text:style-name="p24"><text:span text:style-name="c17">![Pasted image 20220512090749](https://user-images.githubusercontent.com/20460747/168291513-1ec9e4c7-79b3-48b7-ab68-61247e25e940.png) <text:s/></text:span></text:p>
      <text:p text:style-name="p24"/>
      <text:p text:style-name="p24"/>
      <text:p text:style-name="p24"/>
      <text:p text:style-name="p24"><text:span text:style-name="c17">Отлично повторяем швг с созданием .img образа, и видим опять 55 GB. Неужели не помогло? Помогло, только надо подрезать сам образ.</text:span></text:p>
      <text:p text:style-name="p24"/>
      <text:p text:style-name="p23"/>
      <text:p text:style-name="p7"><text:span text:style-name="c0">sudo truncate --size=$[(22978559+1)*512] 'debian.img' ``` </text:span><text:span>
          <draw:frame draw:name="https://user-images.githubusercontent.com/20460747/168291563-6358b3f8-68e8-4006-93c5-36486188b8a8.png"/>
        </text:span></text:p>
      <text:p text:style-name="p7"><text:span text:style-name="c0">Отлично! Есть образ на 11GB, но его еще как-то надо накатить на клиента. Решил пойти по пути наименьшего сопротивления, используя две флешки! На одну накатил live-cd , а на другую образ с системой. Загружается, в систему подкинул флешку примонтировал используя обычным mount, а далее используя dd,залил образ на диск.</text:span></text:p>
      <text:p text:style-name="p7"><text:span text:style-name="c0">И в конце концов у нас готовая система с запущенным лаунчером.Готовая нас развлекать! </text:span><text:span>
          <draw:frame draw:name="https://user-images.githubusercontent.com/20460747/168381345-d58f0209-68a0-4bfb-9d83-5eb038aba65e.jpg"/>
        </text:span></text:p>
      <text:p text:style-name="p7"><text:span text:style-name="c0">А также можно залогинится в локальную сеть и используя веб клиенты поставить торренты на загрузку. </text:span></text:p>
      <text:p text:style-name="p35"><text:span text:style-name="c36">Послесловие</text:span></text:p>
      <text:p text:style-name="p7"><text:span text:style-name="c0">Возможно описанный мной метод выше не идеален, и содержит ошибки и неточности, однако цель данной статьи не сделать конечный продукт, а грубо говоря дать пищи для размышления,а может настало время списать со счетов телевиденье и переключится на другие источники информации? Возможно, имея браузер и полноценный Linux подтянутый к телевизору появляется возможность выбирать что смотреть ? Заодно можно объединить приятное с полезным, например изучать английский или программирование? Возможно настало время что-то менять ?</text:span></text:p>
      <text:p text:style-name="p35"><text:span text:style-name="c36">🇷🇺 К гражданам России</text:span></text:p>
      <text:p text:style-name="p7"><text:span text:style-name="c0">В Украине сейчас идет война. Силами РФ наносятся удары по гражданской инфраструктуре в [Харькове][1], [Киеве][2], [Чернигове][3], [Сумах][4], [Ирпене][5] и десятках других городов. Гибнут люди - и гражданское население, и военные, [в том числе российские призывники][6], которых бросили воевать. Чтобы лишить собственный народ доступа к информации, правительство РФ запретило называть войну войной, закрыло независимые СМИ и принимает сейчас ряд диктаторских законов. Эти законы призваны заткнуть рот и промыть мозги пропогандой всем, кто против войны, против убийств. За обычный призыв к миру сейчас можно получить несколько лет тюрьмы. </text:span></text:p>
      <text:p text:style-name="p7"><text:span text:style-name="c0">Не молчите! Не смотрите! Оградите ваших близких! Не Молчание - знак вашего согласия с политикой российского правительства.<text:tab/>
          <text:line-break/></text:span><text:span text:style-name="c37">Вы можете сделать выбор НЕ МОЛЧАТЬ.</text:span><text:span text:style-name="c0"> </text:span></text:p>
    </office:text>
  </office:body>
</office:document-content>
</file>